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021in" fo:margin-left="0in" table:align="left"/>
    </style:style>
    <style:style style:name="Table1.A" style:family="table-column">
      <style:table-column-properties style:column-width="1.3826in"/>
    </style:style>
    <style:style style:name="Table1.B" style:family="table-column">
      <style:table-column-properties style:column-width="1.384in"/>
    </style:style>
    <style:style style:name="Table1.C" style:family="table-column">
      <style:table-column-properties style:column-width="1.6708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2.2396in"/>
    </style:style>
    <style:style style:name="Table1.A1" style:family="table-cell">
      <style:table-cell-properties fo:background-color="#ffd8c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fd8ce" fo:padding="0.0382in" fo:border="0.05pt solid #000000">
        <style:background-image/>
      </style:table-cell-properties>
    </style:style>
    <style:style style:name="Table1.A2" style:family="table-cell">
      <style:table-cell-properties fo:background-color="#ffd8c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6f9d4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6f9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8.3021in" fo:margin-left="0in" table:align="left"/>
    </style:style>
    <style:style style:name="Table2.A" style:family="table-column">
      <style:table-column-properties style:column-width="1.3826in"/>
    </style:style>
    <style:style style:name="Table2.B" style:family="table-column">
      <style:table-column-properties style:column-width="1.384in"/>
    </style:style>
    <style:style style:name="Table2.D" style:family="table-column">
      <style:table-column-properties style:column-width="1.9132in"/>
    </style:style>
    <style:style style:name="Table2.E" style:family="table-column">
      <style:table-column-properties style:column-width="2.2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4pt" officeooo:rsid="00148c7a" officeooo:paragraph-rsid="00148c7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fo:font-weight="bold" officeooo:rsid="00148c7a" officeooo:paragraph-rsid="00148c7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fo:font-weight="bold" officeooo:rsid="00148c7a" officeooo:paragraph-rsid="0019c0c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size="14pt" fo:font-weight="bold" officeooo:rsid="00148c7a" officeooo:paragraph-rsid="00148c7a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fo:font-size="14pt" fo:font-weight="bold" officeooo:rsid="00148c7a" officeooo:paragraph-rsid="0019c0c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fo:font-weight="bold" officeooo:rsid="00101515" officeooo:paragraph-rsid="0010151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4pt" fo:font-weight="bold" officeooo:rsid="0018178b" officeooo:paragraph-rsid="0018178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fo:font-weight="normal" officeooo:rsid="0017ab1a" officeooo:paragraph-rsid="0017e1f8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Verdana" fo:font-size="14pt" fo:font-style="italic" officeooo:rsid="00148c7a" officeooo:paragraph-rsid="00148c7a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Verdana" fo:font-size="14pt" fo:font-style="italic" officeooo:rsid="00148c7a" officeooo:paragraph-rsid="0018178b" style:font-size-asian="14pt" style:font-style-asian="italic" style:font-size-complex="14pt" style:font-style-complex="italic"/>
    </style:style>
    <style:style style:name="P11" style:family="paragraph" style:parent-style-name="Standard">
      <style:text-properties style:font-name="Verdana" fo:font-size="14pt" fo:font-style="italic" officeooo:rsid="00148c7a" officeooo:paragraph-rsid="0019c0cd" style:font-size-asian="14pt" style:font-style-asian="italic" style:font-size-complex="14pt" style:font-style-complex="italic"/>
    </style:style>
    <style:style style:name="P12" style:family="paragraph" style:parent-style-name="Standard">
      <style:text-properties officeooo:paragraph-rsid="00148c7a"/>
    </style:style>
    <style:style style:name="P13" style:family="paragraph" style:parent-style-name="Standard">
      <style:text-properties fo:font-weight="bold" officeooo:paragraph-rsid="00148c7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14167e" officeooo:paragraph-rsid="0014167e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14167e" officeooo:paragraph-rsid="001737f8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DejaVu Sans Condensed" fo:font-size="12pt" fo:font-weight="bold" officeooo:rsid="0014167e" officeooo:paragraph-rsid="0014167e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DejaVu Sans Condensed" fo:font-size="12pt" fo:font-weight="bold" officeooo:rsid="0014167e" officeooo:paragraph-rsid="0014167e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DejaVu Sans Condensed" fo:font-size="12pt" fo:font-weight="normal" officeooo:rsid="00101515" officeooo:paragraph-rsid="0014167e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DejaVu Sans Condensed" fo:font-size="12pt" fo:font-weight="normal" officeooo:rsid="00101515" officeooo:paragraph-rsid="00148c7a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" fo:font-size="12pt" fo:font-weight="normal" officeooo:rsid="00101515" officeooo:paragraph-rsid="00101515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size="12pt" fo:font-weight="normal" officeooo:rsid="0015cd6f" officeooo:paragraph-rsid="001737f8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" fo:font-size="12pt" fo:font-weight="normal" officeooo:rsid="0014167e" officeooo:paragraph-rsid="0014167e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DejaVu Sans Condensed" fo:font-size="12pt" fo:font-weight="normal" officeooo:paragraph-rsid="0016efc4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size="12pt" officeooo:rsid="0014167e" officeooo:paragraph-rsid="0014167e" style:font-size-asian="12pt" style:font-size-complex="12pt"/>
    </style:style>
    <style:style style:name="P25" style:family="paragraph" style:parent-style-name="Table_20_Contents">
      <style:text-properties style:font-name="DejaVu Sans Condensed" fo:font-size="12pt" officeooo:rsid="0014167e" officeooo:paragraph-rsid="0014167e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DejaVu Sans Condensed" fo:font-size="12pt" officeooo:rsid="0014167e" officeooo:paragraph-rsid="0014167e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size="12pt" officeooo:paragraph-rsid="001737f8" style:font-size-asian="12pt" style:font-size-complex="12pt"/>
    </style:style>
    <style:style style:name="P28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16efc4" officeooo:paragraph-rsid="0016efc4" style:text-blinking="false" fo:background-color="transparent" style:font-size-asian="12pt" style:font-size-complex="12pt"/>
    </style:style>
    <style:style style:name="P29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paragraph-rsid="0016efc4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101515" officeooo:paragraph-rsid="00160314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paragraph-rsid="00160314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paragraph-rsid="00160314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text-align="center" style:justify-single-word="false"/>
      <style:text-properties style:font-name="DejaVu Sans Condensed" fo:font-size="12pt" fo:font-weight="bold" officeooo:rsid="00148c7a" officeooo:paragraph-rsid="00148c7a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text-properties style:font-name="Verdana" fo:font-size="14pt" officeooo:rsid="00148c7a" officeooo:paragraph-rsid="00148c7a" style:font-size-asian="14pt" style:font-size-complex="14pt"/>
    </style:style>
    <style:style style:name="P35" style:family="paragraph" style:parent-style-name="Standard" style:list-style-name="L3">
      <style:text-properties style:font-name="Verdana" fo:font-size="14pt" officeooo:rsid="00148c7a" officeooo:paragraph-rsid="00148c7a" style:font-size-asian="14pt" style:font-size-complex="14pt"/>
    </style:style>
    <style:style style:name="P36" style:family="paragraph" style:parent-style-name="Standard" style:list-style-name="L4">
      <style:text-properties style:font-name="Verdana" fo:font-size="14pt" officeooo:rsid="00148c7a" officeooo:paragraph-rsid="00148c7a" style:font-size-asian="14pt" style:font-size-complex="14pt"/>
    </style:style>
    <style:style style:name="P37" style:family="paragraph" style:parent-style-name="Standard" style:list-style-name="L5">
      <style:text-properties style:font-name="Verdana" fo:font-size="14pt" officeooo:rsid="00148c7a" officeooo:paragraph-rsid="00148c7a" style:font-size-asian="14pt" style:font-size-complex="14pt"/>
    </style:style>
    <style:style style:name="P38" style:family="paragraph" style:parent-style-name="Standard" style:list-style-name="L7">
      <style:text-properties style:font-name="Verdana" fo:font-size="14pt" officeooo:rsid="00148c7a" officeooo:paragraph-rsid="00148c7a" style:font-size-asian="14pt" style:font-size-complex="14pt"/>
    </style:style>
    <style:style style:name="P39" style:family="paragraph" style:parent-style-name="Standard" style:list-style-name="L8">
      <style:text-properties style:font-name="Verdana" fo:font-size="14pt" officeooo:rsid="00148c7a" officeooo:paragraph-rsid="00148c7a" style:font-size-asian="14pt" style:font-size-complex="14pt"/>
    </style:style>
    <style:style style:name="P40" style:family="paragraph" style:parent-style-name="Standard" style:list-style-name="L8">
      <style:text-properties style:font-name="Verdana" fo:font-size="14pt" officeooo:rsid="00148c7a" officeooo:paragraph-rsid="0018178b" style:font-size-asian="14pt" style:font-size-complex="14pt"/>
    </style:style>
    <style:style style:name="P41" style:family="paragraph" style:parent-style-name="Standard" style:list-style-name="L9">
      <style:text-properties style:font-name="Verdana" fo:font-size="14pt" officeooo:rsid="00148c7a" officeooo:paragraph-rsid="00148c7a" style:font-size-asian="14pt" style:font-size-complex="14pt"/>
    </style:style>
    <style:style style:name="P42" style:family="paragraph" style:parent-style-name="Standard" style:list-style-name="L10">
      <style:text-properties style:font-name="Verdana" fo:font-size="14pt" officeooo:rsid="00148c7a" officeooo:paragraph-rsid="00148c7a" style:font-size-asian="14pt" style:font-size-complex="14pt"/>
    </style:style>
    <style:style style:name="P43" style:family="paragraph" style:parent-style-name="Standard" style:list-style-name="L11">
      <style:text-properties style:font-name="Verdana" fo:font-size="14pt" officeooo:rsid="00148c7a" officeooo:paragraph-rsid="00148c7a" style:font-size-asian="14pt" style:font-size-complex="14pt"/>
    </style:style>
    <style:style style:name="P44" style:family="paragraph" style:parent-style-name="Standard" style:list-style-name="L12">
      <style:text-properties style:font-name="Verdana" fo:font-size="14pt" officeooo:rsid="00148c7a" officeooo:paragraph-rsid="00148c7a" style:font-size-asian="14pt" style:font-size-complex="14pt"/>
    </style:style>
    <style:style style:name="P45" style:family="paragraph" style:parent-style-name="Standard" style:list-style-name="L13">
      <style:text-properties style:font-name="Verdana" fo:font-size="14pt" officeooo:rsid="00148c7a" officeooo:paragraph-rsid="0019c0cd" style:font-size-asian="14pt" style:font-size-complex="14pt"/>
    </style:style>
    <style:style style:name="P46" style:family="paragraph" style:parent-style-name="Standard" style:list-style-name="L14">
      <style:text-properties style:font-name="Verdana" fo:font-size="14pt" officeooo:rsid="00148c7a" officeooo:paragraph-rsid="0019c0cd" style:font-size-asian="14pt" style:font-size-complex="14pt"/>
    </style:style>
    <style:style style:name="P47" style:family="paragraph" style:parent-style-name="Standard" style:list-style-name="L15">
      <style:text-properties style:font-name="Verdana" fo:font-size="14pt" officeooo:rsid="00148c7a" officeooo:paragraph-rsid="0019c0cd" style:font-size-asian="14pt" style:font-size-complex="14pt"/>
    </style:style>
    <style:style style:name="P48" style:family="paragraph" style:parent-style-name="Standard" style:list-style-name="L17">
      <style:text-properties style:font-name="Verdana" fo:font-size="14pt" officeooo:rsid="00148c7a" officeooo:paragraph-rsid="0019c0cd" style:font-size-asian="14pt" style:font-size-complex="14pt"/>
    </style:style>
    <style:style style:name="P49" style:family="paragraph" style:parent-style-name="Standard" style:list-style-name="L18">
      <style:text-properties style:font-name="Verdana" fo:font-size="14pt" officeooo:rsid="00148c7a" officeooo:paragraph-rsid="00148c7a" style:font-size-asian="14pt" style:font-size-complex="14pt"/>
    </style:style>
    <style:style style:name="P50" style:family="paragraph" style:parent-style-name="Standard" style:list-style-name="L22">
      <style:text-properties style:font-name="Verdana" fo:font-size="14pt" officeooo:rsid="00148c7a" officeooo:paragraph-rsid="00148c7a" style:font-size-asian="14pt" style:font-size-complex="14pt"/>
    </style:style>
    <style:style style:name="P51" style:family="paragraph" style:parent-style-name="Standard" style:list-style-name="L24">
      <style:text-properties style:font-name="Verdana" fo:font-size="14pt" officeooo:rsid="00148c7a" officeooo:paragraph-rsid="00148c7a" style:font-size-asian="14pt" style:font-size-complex="14pt"/>
    </style:style>
    <style:style style:name="P52" style:family="paragraph" style:parent-style-name="Standard" style:list-style-name="L26">
      <style:text-properties style:font-name="Verdana" fo:font-size="14pt" officeooo:rsid="00148c7a" officeooo:paragraph-rsid="00148c7a" style:font-size-asian="14pt" style:font-size-complex="14pt"/>
    </style:style>
    <style:style style:name="P53" style:family="paragraph" style:parent-style-name="Standard" style:list-style-name="L27">
      <style:text-properties style:font-name="Verdana" fo:font-size="14pt" officeooo:rsid="00148c7a" officeooo:paragraph-rsid="00148c7a" style:font-size-asian="14pt" style:font-size-complex="14pt"/>
    </style:style>
    <style:style style:name="P54" style:family="paragraph" style:parent-style-name="Standard" style:list-style-name="L32">
      <style:text-properties style:font-name="Verdana" fo:font-size="14pt" officeooo:rsid="00148c7a" officeooo:paragraph-rsid="00148c7a" style:font-size-asian="14pt" style:font-size-complex="14pt"/>
    </style:style>
    <style:style style:name="P55" style:family="paragraph" style:parent-style-name="Standard" style:list-style-name="L41">
      <style:text-properties style:font-name="Verdana" fo:font-size="14pt" officeooo:rsid="00148c7a" officeooo:paragraph-rsid="00148c7a" style:font-size-asian="14pt" style:font-size-complex="14pt"/>
    </style:style>
    <style:style style:name="P56" style:family="paragraph" style:parent-style-name="Standard" style:list-style-name="L42">
      <style:text-properties style:font-name="Verdana" fo:font-size="14pt" officeooo:rsid="00148c7a" officeooo:paragraph-rsid="00148c7a" style:font-size-asian="14pt" style:font-size-complex="14pt"/>
    </style:style>
    <style:style style:name="P57" style:family="paragraph" style:parent-style-name="Standard" style:list-style-name="L43">
      <style:text-properties style:font-name="Verdana" fo:font-size="14pt" officeooo:rsid="00148c7a" officeooo:paragraph-rsid="00148c7a" style:font-size-asian="14pt" style:font-size-complex="14pt"/>
    </style:style>
    <style:style style:name="P58" style:family="paragraph" style:parent-style-name="Standard">
      <style:text-properties style:font-name="Verdana" fo:font-size="14pt" officeooo:rsid="00148c7a" officeooo:paragraph-rsid="00148c7a" style:font-size-asian="14pt" style:font-size-complex="14pt"/>
    </style:style>
    <style:style style:name="P59" style:family="paragraph" style:parent-style-name="Standard" style:list-style-name="L7">
      <style:text-properties style:font-name="Verdana" fo:font-size="14pt" officeooo:rsid="0018178b" officeooo:paragraph-rsid="00148c7a" style:font-size-asian="14pt" style:font-size-complex="14pt"/>
    </style:style>
    <style:style style:name="P60" style:family="paragraph" style:parent-style-name="Standard" style:list-style-name="L10">
      <style:text-properties style:font-name="Verdana" fo:font-size="14pt" officeooo:rsid="0018178b" officeooo:paragraph-rsid="0018178b" style:font-size-asian="14pt" style:font-size-complex="14pt"/>
    </style:style>
    <style:style style:name="P61" style:family="paragraph" style:parent-style-name="Standard" style:list-style-name="L16">
      <style:text-properties style:font-name="Verdana" fo:font-size="14pt" officeooo:rsid="0018178b" officeooo:paragraph-rsid="0019c0cd" style:font-size-asian="14pt" style:font-size-complex="14pt"/>
    </style:style>
    <style:style style:name="P62" style:family="paragraph" style:parent-style-name="Standard" style:list-style-name="L23">
      <style:text-properties style:font-name="Verdana" fo:font-size="14pt" officeooo:rsid="0018178b" officeooo:paragraph-rsid="00148c7a" style:font-size-asian="14pt" style:font-size-complex="14pt"/>
    </style:style>
    <style:style style:name="P63" style:family="paragraph" style:parent-style-name="Standard" style:list-style-name="L37">
      <style:text-properties style:font-name="Verdana" fo:font-size="14pt" officeooo:rsid="0019c0cd" officeooo:paragraph-rsid="00148c7a" style:font-size-asian="14pt" style:font-size-complex="14pt"/>
    </style:style>
    <style:style style:name="P64" style:family="paragraph" style:parent-style-name="Standard" style:list-style-name="L38">
      <style:text-properties style:font-name="Verdana" fo:font-size="14pt" officeooo:rsid="0019c0cd" officeooo:paragraph-rsid="0019c0cd" style:font-size-asian="14pt" style:font-size-complex="14pt"/>
    </style:style>
    <style:style style:name="P65" style:family="paragraph" style:parent-style-name="Standard" style:list-style-name="L44">
      <style:text-properties style:font-name="Verdana" fo:font-size="14pt" officeooo:rsid="0019c0cd" officeooo:paragraph-rsid="0019c0cd" style:font-size-asian="14pt" style:font-size-complex="14pt"/>
    </style:style>
    <style:style style:name="P66" style:family="paragraph" style:parent-style-name="Standard" style:list-style-name="L45">
      <style:text-properties style:font-name="Verdana" fo:font-size="14pt" officeooo:rsid="0019c0cd" officeooo:paragraph-rsid="0019c0cd" style:font-size-asian="14pt" style:font-size-complex="14pt"/>
    </style:style>
    <style:style style:name="P67" style:family="paragraph" style:parent-style-name="Standard" style:list-style-name="L46">
      <style:text-properties style:font-name="Verdana" fo:font-size="14pt" officeooo:rsid="0019c0cd" officeooo:paragraph-rsid="0019c0cd" style:font-size-asian="14pt" style:font-size-complex="14pt"/>
    </style:style>
    <style:style style:name="P68" style:family="paragraph" style:parent-style-name="Standard">
      <style:text-properties style:font-name="Verdana" fo:font-size="14pt" fo:font-weight="bold" officeooo:rsid="0018178b" officeooo:paragraph-rsid="00148c7a" style:font-size-asian="14pt" style:font-weight-asian="bold" style:font-size-complex="14pt" style:font-weight-complex="bold"/>
    </style:style>
    <style:style style:name="P69" style:family="paragraph" style:parent-style-name="Standard" style:list-style-name="L2">
      <style:text-properties officeooo:paragraph-rsid="00148c7a"/>
    </style:style>
    <style:style style:name="P70" style:family="paragraph" style:parent-style-name="Standard" style:list-style-name="L6">
      <style:text-properties officeooo:paragraph-rsid="00148c7a"/>
    </style:style>
    <style:style style:name="P71" style:family="paragraph" style:parent-style-name="Standard" style:list-style-name="L19">
      <style:text-properties officeooo:paragraph-rsid="0018178b"/>
    </style:style>
    <style:style style:name="P72" style:family="paragraph" style:parent-style-name="Standard" style:list-style-name="L20">
      <style:text-properties officeooo:paragraph-rsid="0018178b"/>
    </style:style>
    <style:style style:name="P73" style:family="paragraph" style:parent-style-name="Standard" style:list-style-name="L21">
      <style:text-properties officeooo:paragraph-rsid="0018178b"/>
    </style:style>
    <style:style style:name="P74" style:family="paragraph" style:parent-style-name="Standard" style:list-style-name="L25">
      <style:text-properties officeooo:paragraph-rsid="00148c7a"/>
    </style:style>
    <style:style style:name="P75" style:family="paragraph" style:parent-style-name="Standard" style:list-style-name="L28">
      <style:text-properties officeooo:paragraph-rsid="0018178b"/>
    </style:style>
    <style:style style:name="P76" style:family="paragraph" style:parent-style-name="Standard" style:list-style-name="L29">
      <style:text-properties officeooo:paragraph-rsid="0018178b"/>
    </style:style>
    <style:style style:name="P77" style:family="paragraph" style:parent-style-name="Standard" style:list-style-name="L30">
      <style:text-properties officeooo:paragraph-rsid="0018178b"/>
    </style:style>
    <style:style style:name="P78" style:family="paragraph" style:parent-style-name="Standard" style:list-style-name="L31">
      <style:text-properties officeooo:paragraph-rsid="0018178b"/>
    </style:style>
    <style:style style:name="P79" style:family="paragraph" style:parent-style-name="Standard" style:list-style-name="L33">
      <style:text-properties officeooo:paragraph-rsid="00148c7a"/>
    </style:style>
    <style:style style:name="P80" style:family="paragraph" style:parent-style-name="Standard" style:list-style-name="L34">
      <style:text-properties officeooo:paragraph-rsid="00148c7a"/>
    </style:style>
    <style:style style:name="P81" style:family="paragraph" style:parent-style-name="Standard" style:list-style-name="L35">
      <style:text-properties officeooo:paragraph-rsid="00148c7a"/>
    </style:style>
    <style:style style:name="P82" style:family="paragraph" style:parent-style-name="Standard" style:list-style-name="L36">
      <style:text-properties officeooo:paragraph-rsid="00148c7a"/>
    </style:style>
    <style:style style:name="P83" style:family="paragraph" style:parent-style-name="Standard" style:list-style-name="L39">
      <style:text-properties officeooo:paragraph-rsid="00148c7a"/>
    </style:style>
    <style:style style:name="P84" style:family="paragraph" style:parent-style-name="Standard" style:list-style-name="L40">
      <style:text-properties officeooo:rsid="0019c0cd" officeooo:paragraph-rsid="0019c0cd"/>
    </style:style>
    <style:style style:name="P85" style:family="paragraph" style:parent-style-name="Standard" style:list-style-name="L41">
      <style:text-properties officeooo:paragraph-rsid="00148c7a"/>
    </style:style>
    <style:style style:name="P86" style:family="paragraph" style:parent-style-name="Standard" style:list-style-name="L42">
      <style:text-properties officeooo:paragraph-rsid="00148c7a"/>
    </style:style>
    <style:style style:name="P87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48c7a" officeooo:paragraph-rsid="00148c7a" style:font-size-asian="12pt" style:font-weight-asian="bold" style:font-size-complex="12pt" style:font-weight-complex="bold"/>
    </style:style>
    <style:style style:name="P88" style:family="paragraph" style:parent-style-name="Standard">
      <style:text-properties style:font-name="DejaVu Sans Condensed" fo:font-size="12pt" style:font-size-asian="12pt" style:font-size-complex="12pt"/>
    </style:style>
    <style:style style:name="P89" style:family="paragraph" style:parent-style-name="Standard">
      <style:text-properties style:font-name="DejaVu Sans Condensed" fo:font-size="12pt" officeooo:rsid="00101515" officeooo:paragraph-rsid="00101515" style:font-size-asian="12pt" style:font-size-complex="12pt"/>
    </style:style>
    <style:style style:name="P90" style:family="paragraph">
      <style:text-properties style:font-name="DejaVu Sans Condensed" fo:font-size="12pt" style:font-size-asian="12pt" style:font-size-complex="12pt"/>
    </style:style>
    <style:style style:name="P91" style:family="paragraph">
      <loext:graphic-properties draw:fill="none" draw:fill-color="#ffffff"/>
      <style:paragraph-properties style:writing-mode="lr-tb"/>
      <style:text-properties style:font-name="DejaVu Sans Condensed" fo:font-size="12pt" style:font-size-asian="12pt" style:font-size-complex="12pt"/>
    </style:style>
    <style:style style:name="P92" style:family="paragraph">
      <style:paragraph-properties fo:text-align="center"/>
      <style:text-properties style:font-name="DejaVu Sans Condensed" fo:font-size="12pt" style:font-size-asian="12pt" style:font-size-complex="12pt"/>
    </style:style>
    <style:style style:name="P93" style:family="paragraph">
      <loext:graphic-properties draw:fill="none" draw:fill-color="#ffffff"/>
      <style:paragraph-properties fo:text-align="center" style:writing-mode="lr-tb"/>
      <style:text-properties style:font-name="DejaVu Sans Condensed" fo:font-size="12pt" style:font-size-asian="12pt" style:font-name-complex="Verdana" style:font-size-complex="12pt" style:font-weight-complex="bold"/>
    </style:style>
    <style:style style:name="P94" style:family="paragraph">
      <loext:graphic-properties draw:fill="none" draw:fill-color="#ffffff"/>
      <style:paragraph-properties fo:text-align="center" style:writing-mode="lr-tb"/>
      <style:text-properties style:font-name="DejaVu Sans Condensed" fo:font-size="12pt" style:font-size-asian="12pt" style:font-size-complex="12pt"/>
    </style:style>
    <style:style style:name="P95" style:family="paragraph">
      <style:paragraph-properties fo:line-height="100%" fo:text-align="center"/>
      <style:text-properties style:font-name="DejaVu Sans Condensed" fo:font-size="12pt" style:font-size-asian="12pt" style:font-size-complex="12pt"/>
    </style:style>
    <style:style style:name="P96" style:family="paragraph">
      <style:paragraph-properties fo:margin-top="0in" fo:margin-bottom="0in" fo:line-height="100%"/>
      <style:text-properties style:font-name="DejaVu Sans Condensed" fo:font-size="12pt" style:font-size-asian="12pt" style:font-size-complex="12pt"/>
    </style:style>
    <style:style style:name="P97" style:family="paragraph">
      <style:paragraph-properties fo:margin-left="0in" fo:margin-right="0in" fo:margin-top="0in" fo:margin-bottom="0in" fo:line-height="100%" fo:text-indent="0in"/>
      <style:text-properties style:font-name="DejaVu Sans Condensed" fo:font-size="12pt" style:font-size-asian="12pt" style:font-size-complex="12pt"/>
    </style:style>
    <style:style style:name="P98" style:family="paragraph">
      <loext:graphic-properties draw:fill="none" draw:fill-color="#ffffff"/>
      <style:paragraph-properties fo:line-height="100%" fo:text-align="center" style:writing-mode="lr-tb"/>
      <style:text-properties style:font-name="DejaVu Sans Condensed" fo:font-size="12pt" style:font-size-asian="12pt" style:font-name-complex="Verdana" style:font-size-complex="12pt" style:font-weight-complex="bold"/>
    </style:style>
    <style:style style:name="T1" style:family="text">
      <style:text-properties officeooo:rsid="0012d577"/>
    </style:style>
    <style:style style:name="T2" style:family="text">
      <style:text-properties officeooo:rsid="0014167e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6efc4" style:text-blinking="false" fo:background-color="transparent" loext:char-shading-value="0"/>
    </style:style>
    <style:style style:name="T5" style:family="text">
      <style:text-properties style:font-name="Verdana" fo:font-size="14pt" fo:font-weight="normal" officeooo:rsid="0015cd6f" style:font-size-asian="14pt" style:font-weight-asian="normal" style:font-size-complex="14pt" style:font-weight-complex="normal"/>
    </style:style>
    <style:style style:name="T6" style:family="text">
      <style:text-properties style:font-name="Verdana" fo:font-size="14pt" fo:font-weight="bold" officeooo:rsid="0018178b" style:font-size-asian="14pt" style:font-weight-asian="bold" style:font-size-complex="14pt" style:font-weight-complex="bold"/>
    </style:style>
    <style:style style:name="T7" style:family="text">
      <style:text-properties style:font-name="Verdana" fo:font-size="14pt" fo:font-weight="bold" officeooo:rsid="00148c7a" style:font-size-asian="14pt" style:font-weight-asian="bold" style:font-size-complex="14pt" style:font-weight-complex="bold"/>
    </style:style>
    <style:style style:name="T8" style:family="text">
      <style:text-properties style:font-name="Verdana" fo:font-size="14pt" style:font-size-asian="14pt" style:font-size-complex="14pt"/>
    </style:style>
    <style:style style:name="T9" style:family="text">
      <style:text-properties style:font-name="Verdana" fo:font-size="14pt" officeooo:rsid="00148c7a" style:font-size-asian="14pt" style:font-size-complex="14pt"/>
    </style:style>
    <style:style style:name="T10" style:family="text">
      <style:text-properties style:font-name="Verdana" fo:font-size="14pt" officeooo:rsid="0018178b" style:font-size-asian="14pt" style:font-size-complex="14pt"/>
    </style:style>
    <style:style style:name="T11" style:family="text">
      <style:text-properties style:font-name="Verdana" fo:font-size="14pt" officeooo:rsid="0019c0cd" style:font-size-asian="14pt" style:font-size-complex="14pt"/>
    </style:style>
    <style:style style:name="T12" style:family="text">
      <style:text-properties officeooo:rsid="0017e1f8"/>
    </style:style>
    <style:style style:name="T13" style:family="text">
      <style:text-properties officeooo:rsid="0018178b"/>
    </style:style>
    <style:style style:name="T14" style:family="text">
      <style:text-properties style:font-name="Verdana1" fo:font-size="14pt" fo:font-style="normal" fo:font-weight="normal" style:font-size-asian="14pt" style:font-style-asian="normal" style:font-weight-asian="normal"/>
    </style:style>
    <style:style style:name="T15" style:family="text">
      <style:text-properties style:font-name="Verdana1" fo:font-size="14pt" fo:font-style="normal" fo:font-weight="normal" officeooo:rsid="0018178b" style:font-size-asian="14pt" style:font-style-asian="normal" style:font-weight-asian="normal"/>
    </style:style>
    <style:style style:name="T16" style:family="text">
      <style:text-properties style:font-name="Verdana1" fo:font-size="14pt" style:font-size-asian="14pt"/>
    </style:style>
    <style:style style:name="T17" style:family="text">
      <style:text-properties officeooo:rsid="0019c0cd"/>
    </style:style>
    <style:style style:name="T18" style:family="text">
      <style:text-properties fo:font-size="14pt" fo:font-weight="normal" officeooo:rsid="0015cd6f" style:font-size-asian="14pt" style:font-weight-asian="normal" style:font-size-complex="14pt" style:font-weight-complex="normal"/>
    </style:style>
    <style:style style:name="T19" style:family="text">
      <style:text-properties fo:font-weight="normal" officeooo:rsid="0015cd6f" style:font-weight-asian="normal" style:font-weight-complex="normal"/>
    </style:style>
    <style:style style:name="T20" style:family="text">
      <style:text-properties style:font-name="DejaVu Sans Condensed" fo:font-size="12pt" style:font-size-asian="12pt" style:font-size-complex="12pt"/>
    </style:style>
    <style:style style:name="T21" style:family="text">
      <style:text-properties style:font-name="DejaVu Sans Condensed" fo:font-size="12pt" fo:font-weight="bold" style:font-size-asian="12pt" style:font-weight-asian="bold" style:font-name-complex="Verdana" style:font-size-complex="12pt" style:font-weight-complex="bold"/>
    </style:style>
    <style:style style:name="T22" style:family="text">
      <style:text-properties style:font-name="DejaVu Sans Condensed" fo:font-size="12pt" fo:font-style="italic" style:font-size-asian="12pt" style:font-style-asian="italic" style:font-name-complex="Verdana" style:font-size-complex="12pt" style:font-style-complex="italic"/>
    </style:style>
    <style:style style:name="T23" style:family="text">
      <style:text-properties style:font-name="DejaVu Sans Condensed" fo:font-size="12pt" style:font-size-asian="12pt" style:font-name-complex="Verdana" style:font-size-complex="12pt"/>
    </style:style>
    <style:style style:name="T2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DejaVu Sans Condensed" fo:font-size="12pt" fo:font-weight="bold" style:font-size-asian="12pt" style:font-weight-asian="bold" style:font-name-complex="Verdana" style:font-size-complex="12pt" style:font-weight-complex="bold"/>
    </style:style>
    <style:style style:name="T26" style:family="text">
      <style:text-properties fo:color="#000000" loext:opacity="100%" style:font-name="DejaVu Sans Condensed" fo:font-size="12pt" style:font-size-asian="12pt" style:font-name-complex="Verdana" style:font-size-complex="12pt"/>
    </style:style>
    <style:style style:name="T27" style:family="text">
      <style:text-properties fo:color="#000000" loext:opacity="100%" style:font-name="DejaVu Sans Condensed" fo:font-size="12pt" fo:font-style="italic" style:font-size-asian="12pt" style:font-style-asian="italic" style:font-name-complex="Verdana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2.5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2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1.9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1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fo:min-height="1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draw:stroke-dash="Dot" svg:stroke-color="#000000" draw:fill="none" draw:fill-color="#ffffff" fo:min-height="4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Throttle</text:span> Buttons</text:p>
      <text:p text:style-name="P8">U=Up, D=Down, F=Forward, B=Backward, L=Left, R=Right, P=Press</text:p>
      <text:p text:style-name="P8">S-*=Shift, <text:span text:style-name="T12">L-*=Long</text:span></text:p>
      <text:p text:style-name="P1"><draw:frame text:anchor-type="paragraph" draw:z-index="0" draw:name="Shape1" draw:style-name="gr10" draw:text-style-name="P91" svg:width="2.1776in" svg:height="4.5004in" svg:x="0.0193in" svg:y="0.0709in"><draw:text-box><text:p text:style-name="P90"><text:span text:style-name="T20">Pinky button</text:span></text:p><text:p text:style-name="P90"><text:span text:style-name="T20">Radar in TWS or STT: P: Select RAID mode</text:span></text:p><text:p text:style-name="P90"><text:span text:style-name="T20"/></text:p><text:p text:style-name="P90"><text:span text:style-name="T20">HARM selected:</text:span></text:p><text:p text:style-name="P90"><text:span text:style-name="T20">P: Cycle HARM targets from center outwards</text:span></text:p><text:p text:style-name="P90"><text:span text:style-name="T20"/></text:p><text:p text:style-name="P90"><text:span text:style-name="T20">TGP FLIR selected</text:span></text:p><text:p text:style-name="P90"><text:span text:style-name="T20">P: Toggles FLIR/TV mode.</text:span></text:p><text:p text:style-name="P90"><text:span text:style-name="T20">L-P: Toggles white-hot/black-hot</text:span></text:p><text:p text:style-name="P90"><text:span text:style-name="T20"/></text:p><text:p text:style-name="P90"><text:span text:style-name="T20">Maverick selected:</text:span></text:p><text:p text:style-name="P90"><text:span text:style-name="T20">P: Toggles ground stabilize.</text:span></text:p><text:p text:style-name="P90"><text:span text:style-name="T20"/></text:p></draw:text-box></draw:frame><draw:frame text:anchor-type="paragraph" draw:z-index="1" draw:name="Shape2" draw:style-name="gr9" draw:text-style-name="P91" svg:width="1.4587in" svg:height="1.4217in" svg:x="2.2382in" svg:y="0.0709in"><draw:text-box><text:p text:style-name="P90"><text:span text:style-name="T20">Pinky switch</text:span></text:p><text:p text:style-name="P90"><text:span text:style-name="T20">P: Press: Toggle ATC (Automatic Throttle Control)</text:span></text:p></draw:text-box></draw:frame><draw:frame text:anchor-type="paragraph" draw:z-index="2" draw:name="Shape3" draw:style-name="gr8" draw:text-style-name="P91" svg:width="1.3543in" svg:height="1.3024in" svg:x="3.6965in" svg:y="0.0709in"><draw:text-box><text:p text:style-name="P90"><text:span text:style-name="T20">Ring finger slider</text:span></text:p><text:p text:style-name="P90"><text:span text:style-name="T20">Axis: --</text:span></text:p></draw:text-box></draw:frame><draw:frame text:anchor-type="paragraph" draw:z-index="3" draw:name="Shape4" draw:style-name="gr6" draw:text-style-name="P94" svg:width="1.5004in" svg:height="1.9098in" svg:x="5.0508in" svg:y="0.0709in"><draw:text-box><text:p text:style-name="P92"><text:span text:style-name="T24">Middle finger hat</text:span></text:p><text:p text:style-name="P90"><text:span text:style-name="T24">U/D</text:span><text:span text:style-name="T20">: Radar antenna elevation up/down, FLIR zoom in/out</text:span></text:p></draw:text-box></draw:frame><draw:frame text:anchor-type="paragraph" draw:z-index="5" draw:name="Shape6" draw:style-name="gr6" draw:text-style-name="P91" svg:width="1.7815in" svg:height="1.9098in" svg:x="6.5508in" svg:y="0.0709in"><draw:text-box><text:p text:style-name="P92"><text:span text:style-name="T24">Ministick</text:span></text:p><text:p text:style-name="P90"><text:span text:style-name="T24">Axes</text:span><text:span text:style-name="T20">: Slew TDC on SOI</text:span></text:p><text:p text:style-name="P90"><text:span text:style-name="T24">P</text:span><text:span text:style-name="T20">: TDC Depress button, locks target or other effects</text:span></text:p><text:p text:style-name="P90"><text:span text:style-name="T20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Shape5" draw:style-name="gr7" draw:text-style-name="P91" svg:width="1.3543in" svg:height="1.2921in" svg:x="3.7799in" svg:y="0.2272in"><draw:text-box><text:p text:style-name="P90"><text:span text:style-name="T20">Pinky wheel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6" draw:name="Shape7" draw:style-name="gr5" draw:text-style-name="P98" svg:width="3.5421in" svg:height="2.2295in" svg:x="4.6654in" svg:y="0.1055in"><draw:text-box><text:p text:style-name="P95"><text:span text:style-name="T21">Top hat</text:span></text:p><text:p text:style-name="P96"><text:span text:style-name="T27">Countermeasures switch ON</text:span></text:p><text:p text:style-name="P96"><text:span text:style-name="T25">F</text:span><text:span text:style-name="T26">: Dispense Program 5</text:span></text:p><text:p text:style-name="P96"><text:span text:style-name="T25">B</text:span><text:span text:style-name="T26">: Dispense user program (default is Program 1)</text:span></text:p><text:p text:style-name="P96"><text:span text:style-name="T26"/></text:p><text:p text:style-name="P97"><text:span text:style-name="T27">Countermeasures switch BYPASS</text:span></text:p><text:p text:style-name="P97"><text:span text:style-name="T25">F</text:span><text:span text:style-name="T26">: Chaff (2x)</text:span></text:p><text:p text:style-name="P97"><text:span text:style-name="T25">B</text:span><text:span text:style-name="T26">: Flares (2x)</text:span></text:p></draw:text-box></draw:frame><draw:frame text:anchor-type="paragraph" draw:z-index="7" draw:name="Shape8" draw:style-name="gr5" draw:text-style-name="P93" svg:width="1.8232in" svg:height="2.2295in" svg:x="2.8425in" svg:y="0.1055in"><draw:text-box><text:p text:style-name="P92"><text:span text:style-name="T21">Middle hat</text:span></text:p><text:p text:style-name="P90"><text:span text:style-name="T23">U: --</text:span></text:p><text:p text:style-name="P90"><text:span text:style-name="T23">D: --</text:span></text:p><text:p text:style-name="P90"><text:span text:style-name="T23">F: --</text:span></text:p><text:p text:style-name="P90"><text:span text:style-name="T23">B: --</text:span></text:p></draw:text-box></draw:frame></text:p>
      <text:p text:style-name="P1"/>
      <text:p text:style-name="P1"/>
      <text:p text:style-name="P1"><draw:frame text:anchor-type="paragraph" draw:z-index="10" draw:name="Shape11" draw:style-name="gr2" draw:text-style-name="P93" svg:width="2.6043in" svg:height="2.6776in" svg:x="0.2382in" svg:y="0.1299in"><draw:text-box><text:p text:style-name="P92"><text:span text:style-name="T21">Rear thumb button</text:span></text:p><text:p text:style-name="P90"><text:span text:style-name="T22">NAV mode</text:span></text:p><text:p text:style-name="P90"><text:span text:style-name="T21">P</text:span><text:span text:style-name="T23">: Cage/uncage velocity vector on HUD</text:span></text:p><text:p text:style-name="P90"><text:span text:style-name="T22"/></text:p><text:p text:style-name="P90"><text:span text:style-name="T22">A/A mode AIM-9</text:span></text:p><text:p text:style-name="P90"><text:span text:style-name="T21">P</text:span><text:span text:style-name="T23">: Toggle cage/uncage seeker head.</text:span></text:p><text:p text:style-name="P90"><text:span text:style-name="T22"/></text:p><text:p text:style-name="P90"><text:span text:style-name="T22">A/G mode Maverick</text:span></text:p><text:p text:style-name="P90"><text:span text:style-name="T21">P</text:span><text:span text:style-name="T23">: Seeker head uncage.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8" draw:name="Shape9" draw:style-name="gr4" draw:text-style-name="P93" svg:width="3.0941in" svg:height="2.5039in" svg:x="2.8425in" svg:y="0.2098in"><draw:text-box><text:p text:style-name="P92"><text:span text:style-name="T21">Bottom hat</text:span></text:p><text:p text:style-name="P90"><text:span text:style-name="T25">U</text:span><text:span text:style-name="T26">: --</text:span></text:p><text:p text:style-name="P90"><text:span text:style-name="T25">D</text:span><text:span text:style-name="T26">: --</text:span></text:p><text:p text:style-name="P90"><text:span text:style-name="T25">F</text:span><text:span text:style-name="T26">: Extend speedbrakes (keeps extending while held, stays open when you let go). If flaps are extended, button must be held to keep speedbrakes out.</text:span></text:p><text:p text:style-name="P90"><text:span text:style-name="T25">B</text:span><text:span text:style-name="T26">: Retract speedbrakes (single press fully retracts)</text:span></text:p></draw:text-box></draw:frame><draw:frame text:anchor-type="paragraph" draw:z-index="9" draw:name="Shape10" draw:style-name="gr3" draw:text-style-name="P94" svg:width="2.2713in" svg:height="1.3232in" svg:x="5.9362in" svg:y="0.2098in"><draw:text-box><text:p text:style-name="P92"><text:span text:style-name="T24">Front thumb button</text:span></text:p><text:p text:style-name="P90"><text:span text:style-name="T20">P: --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1" draw:name="Shape12" draw:style-name="gr1" draw:text-style-name="P91" svg:width="1.1878in" svg:height="1.5004in" svg:x="2.6862in" svg:y="0.1854in"><draw:text-box><text:p text:style-name="P90"><text:span text:style-name="T20">Bottom thumb button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Joystick mapping</text:p>
      <text:p text:style-name="P7"/>
      <text:p text:style-name="P4">Trigger</text:p>
      <text:list xml:id="list3675594033" text:style-name="L1">
        <text:list-item>
          <text:p text:style-name="P34"><text:span text:style-name="T17">P 1</text:span>: None</text:p>
        </text:list-item>
        <text:list-item>
          <text:p text:style-name="P34">P 2: Fire gun or A/A missile; or <text:span text:style-name="T17">if TRIG boxed in TPOD</text:span>, laser designator or marker</text:p>
        </text:list-item>
      </text:list>
      <text:p text:style-name="P4">Flip-down trigger</text:p>
      <text:list xml:id="list1431054280" text:style-name="L2">
        <text:list-item>
          <text:p text:style-name="P69"><text:span text:style-name="T9">P: Undesignate </text:span><text:span text:style-name="T10">target</text:span><text:span text:style-name="T9">, NWS, </text:span><text:span text:style-name="T10">NWS HI</text:span></text:p>
        </text:list-item>
      </text:list>
      <text:p text:style-name="P4">Red button</text:p>
      <text:list xml:id="list4190392136" text:style-name="L3">
        <text:list-item>
          <text:p text:style-name="P35">P (and hold): Weapon release</text:p>
        </text:list-item>
        <text:list-item>
          <text:p text:style-name="P35">S-P (3x): Eject</text:p>
        </text:list-item>
      </text:list>
      <text:p text:style-name="P4">Upper gray button</text:p>
      <text:list xml:id="list3074475258" text:style-name="L4">
        <text:list-item>
          <text:p text:style-name="P36">P: Center VR view</text:p>
        </text:list-item>
      </text:list>
      <text:p text:style-name="P4">Lower gray button</text:p>
      <text:list xml:id="list978503349" text:style-name="L5">
        <text:list-item>
          <text:p text:style-name="P37">P: Recce event mark</text:p>
        </text:list-item>
      </text:list>
      <text:p text:style-name="P4">Brake lever -- <text:span text:style-name="T17">Paddle switch</text:span></text:p>
      <text:list xml:id="list2636080430" text:style-name="L6">
        <text:list-item>
          <text:p text:style-name="P70"><text:span text:style-name="T11">P</text:span><text:span text:style-name="T9">: NWS disengage, AP disengage, G-limiter override</text:span></text:p>
        </text:list-item>
      </text:list>
      <text:p text:style-name="P68">Trim hat</text:p>
      <text:list xml:id="list3832724664" text:style-name="L7">
        <text:list-item>
          <text:p text:style-name="P59">U/D/L/R: Pitch/Roll Trim</text:p>
        </text:list-item>
        <text:list-item>
          <text:p text:style-name="P38"><text:span text:style-name="T13">S-L/S-R</text:span>: Rudder Trim</text:p>
        </text:list-item>
        <text:list-item>
          <text:p text:style-name="P38">S-U: Set Take Off trim (+13 degrees)</text:p>
        </text:list-item>
        <text:list-item>
          <text:p text:style-name="P38">S-D: FCS Reset button</text:p>
        </text:list-item>
      </text:list>
      <text:p text:style-name="P4"><text:span text:style-name="T13">Dish hat</text:span> -- Sensor Control Switch</text:p>
      <text:p text:style-name="P9">A/A, Radar in BVR mode:</text:p>
      <text:list xml:id="list1051697607" text:style-name="L8">
        <text:list-item>
          <text:p text:style-name="P39">U: Radar to Boresight ACM mode</text:p>
        </text:list-item>
        <text:list-item>
          <text:p text:style-name="P39">D: <text:span text:style-name="T13">SOI</text:span> to center MFD</text:p>
        </text:list-item>
        <text:list-item>
          <text:p text:style-name="P39">L: <text:span text:style-name="T13">SOI</text:span> to left MFD</text:p>
        </text:list-item>
        <text:list-item>
          <text:p text:style-name="P40">R: <text:span text:style-name="T13">SOI</text:span> to right MFD</text:p>
          <text:p text:style-name="P40">If <text:span text:style-name="T13">MFD already has SOI</text:span>, automatically locks up either the target currently under the cursor, or the closest target, <text:span text:style-name="T13">or unlocks (not undesignate) if target is locked.</text:span></text:p>
        </text:list-item>
      </text:list>
      <text:p text:style-name="P9">A/A, Radar in ACM mode:</text:p>
      <text:list xml:id="list1030296818" text:style-name="L9">
        <text:list-item>
          <text:p text:style-name="P41">U: Radar Boresight ACM mode</text:p>
        </text:list-item>
        <text:list-item>
          <text:p text:style-name="P41">D: Radar VACQ (vertical) ACM mode</text:p>
        </text:list-item>
        <text:list-item>
          <text:p text:style-name="P41">L: Radar WACQ (wide) ACM mode</text:p>
        </text:list-item>
        <text:list-item>
          <text:p text:style-name="P41">R: --?</text:p>
        </text:list-item>
      </text:list>
      <text:p text:style-name="P9">A/G mode:</text:p>
      <text:list xml:id="list3790487404" text:style-name="L10">
        <text:list-item>
          <text:p text:style-name="P42">U: <text:span text:style-name="T13">SOI</text:span> to HUD</text:p>
        </text:list-item>
        <text:list-item>
          <text:p text:style-name="P42">D: <text:span text:style-name="T13">SOI to </text:span>center MFD</text:p>
        </text:list-item>
        <text:list-item>
          <text:p text:style-name="P42">L: <text:span text:style-name="T13">SOI to </text:span>left MFD</text:p>
        </text:list-item>
        <text:list-item>
          <text:p text:style-name="P42">R: <text:span text:style-name="T13">SOI to r</text:span>ight MFD</text:p>
          <text:p text:style-name="P60">If FLIR MFD already has SOI, hat toward FLIR toggles through tracking modes: none (blank), ATRK, PTRK</text:p>
        </text:list-item>
      </text:list>
      <text:p text:style-name="P4"><text:span text:style-name="T13">Gray Reset </text:span>hat -- A/A Weapon Select Switch</text:p>
      <text:list xml:id="list1833013318" text:style-name="L11">
        <text:list-header>
          <text:p text:style-name="P43">Pressing any of these sets you to A/A mode automatically.</text:p>
        </text:list-header>
      </text:list>
      <text:list xml:id="list4282548640" text:style-name="L12">
        <text:list-item>
          <text:p text:style-name="P44">F: Selects AIM-7, radar 4-bar scan 140 degrees, 40 miles</text:p>
        </text:list-item>
        <text:list-item>
          <text:p text:style-name="P44">B: Selects gun, radar 5-bar GACQ vertical scan, 5 miles</text:p>
        </text:list-item>
        <text:list-item>
          <text:p text:style-name="P44">R: Selects AIM-120, radar 4-bar scan 140 degrees, 80 miles for AIM-120B, 160 miles for AIM-120C</text:p>
        </text:list-item>
        <text:list-item>
          <text:p text:style-name="P44">P: Selects AIM-9, radar 4-bar scan 90 degrees, 10 miles for AIM-9P/M, 20 miles for AIM-9X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hrottle mapping -- <text:span text:style-name="T17">Grip</text:span></text:p>
      <text:p text:style-name="P1"/>
      <text:p text:style-name="P5"><text:span text:style-name="T13">Top</text:span> hat -- Countermeasures</text:p>
      <text:p text:style-name="P11">Countermeasures switch ON:</text:p>
      <text:list xml:id="list1552108384" text:style-name="L13">
        <text:list-item>
          <text:p text:style-name="P45">F: Dispense program 5</text:p>
        </text:list-item>
        <text:list-item>
          <text:p text:style-name="P45">B: Dispense user program (default is program 1)</text:p>
        </text:list-item>
      </text:list>
      <text:p text:style-name="P11">Countermeasures switch BYPASS:</text:p>
      <text:list xml:id="list2064295299" text:style-name="L14">
        <text:list-item>
          <text:p text:style-name="P46">F: Chaff (2x)</text:p>
        </text:list-item>
        <text:list-item>
          <text:p text:style-name="P46">B: Flares (2x)</text:p>
        </text:list-item>
      </text:list>
      <text:p text:style-name="P5"><text:span text:style-name="T13">Top</text:span> hat ring</text:p>
      <text:list xml:id="list2841086406" text:style-name="L15">
        <text:list-item>
          <text:p text:style-name="P47">Rotate: --</text:p>
        </text:list-item>
      </text:list>
      <text:p text:style-name="P5"><text:span text:style-name="T13">Middle hat</text:span> -- Comms</text:p>
      <text:list xml:id="list3623216264" text:style-name="L16">
        <text:list-item>
          <text:p text:style-name="P61">U: (SRS radio 1 PTT)</text:p>
        </text:list-item>
        <text:list-item>
          <text:p text:style-name="P61">D: (SRS radio 2 PTT)</text:p>
        </text:list-item>
      </text:list>
      <text:p text:style-name="P5"><text:span text:style-name="T13">B</text:span>ottom hat -- Speedbrake</text:p>
      <text:list xml:id="list855895403" text:style-name="L17">
        <text:list-item>
          <text:p text:style-name="P48">F: Extend speedbrakes (keeps extending while held, stays open when you let go). <text:s/>If flaps are extended, button must be held continuously to keep speedbrakes out.</text:p>
        </text:list-item>
        <text:list-item>
          <text:p text:style-name="P48">B: Retract speedbrakes (single press fully retracts)</text:p>
        </text:list-item>
      </text:list>
      <text:p text:style-name="P13"><text:span text:style-name="T10">F</text:span><text:span text:style-name="T9">ront thumb button</text:span></text:p>
      <text:list xml:id="list1811551619" text:style-name="L18">
        <text:list-item>
          <text:p text:style-name="P49">P: --</text:p>
        </text:list-item>
      </text:list>
      <text:p text:style-name="P12"><text:span text:style-name="T6">R</text:span><text:span text:style-name="T7">ear thumb button -- Cage/uncage button</text:span></text:p>
      <text:p text:style-name="P10">NAV mode:</text:p>
      <text:list xml:id="list3235444375" text:style-name="L19">
        <text:list-item>
          <text:p text:style-name="P71"><text:span text:style-name="T10">P: </text:span><text:span text:style-name="T9">Cage/uncage velocity vector on HUD</text:span></text:p>
        </text:list-item>
      </text:list>
      <text:p text:style-name="P10">A/A mode AIM-9:</text:p>
      <text:list xml:id="list2605391585" text:style-name="L20">
        <text:list-item>
          <text:p text:style-name="P72"><text:span text:style-name="T10">P: </text:span><text:span text:style-name="T9">Toggle cage/uncage seeker head. Can hold button to keep caged, maneuver to put new target in boresight, then release to uncage and track that target.</text:span></text:p>
        </text:list-item>
      </text:list>
      <text:p text:style-name="P10">A/G mode Maverick:</text:p>
      <text:list xml:id="list82562523" text:style-name="L21">
        <text:list-item>
          <text:p text:style-name="P73"><text:span text:style-name="T10">P: </text:span><text:span text:style-name="T9">Seeker head lock on, cage, and uncage.</text:span></text:p>
        </text:list-item>
      </text:list>
      <text:p text:style-name="P13"><text:span text:style-name="T10">B</text:span><text:span text:style-name="T9">ottom thumb button</text:span></text:p>
      <text:list xml:id="list503313060" text:style-name="L22">
        <text:list-item>
          <text:p text:style-name="P50">P: Right throttle to idle detent (used for engine start)</text:p>
        </text:list-item>
        <text:list-item>
          <text:p text:style-name="P50">S-P: Left throttle to idle detent (used for engine start)</text:p>
        </text:list-item>
      </text:list>
      <text:p text:style-name="P13"><text:span text:style-name="T10">M</text:span><text:span text:style-name="T9">inistick -- TDC</text:span></text:p>
      <text:list xml:id="list2083047176" text:style-name="L23">
        <text:list-item>
          <text:p text:style-name="P62">Axes: Slew TCD on SOI</text:p>
        </text:list-item>
      </text:list>
      <text:list xml:id="list286343150" text:style-name="L24">
        <text:list-item>
          <text:p text:style-name="P51">P: TDC Depress button, locks target or other effects</text:p>
        </text:list-item>
      </text:list>
      <text:p text:style-name="P4"><text:span text:style-name="T13">Middle finger hat</text:span> -- Antenna elevation, FLIR zoom</text:p>
      <text:list xml:id="list127245411" text:style-name="L25">
        <text:list-item>
          <text:p text:style-name="P74"><text:span text:style-name="T9">U/D: Radar antenna elevation up/down, FLIR zoom </text:span><text:span text:style-name="T11">out</text:span><text:span text:style-name="T9">/</text:span><text:span text:style-name="T11">in</text:span></text:p>
        </text:list-item>
      </text:list>
      <text:p text:style-name="P13"><text:span text:style-name="T10">Ring finger s</text:span><text:span text:style-name="T9">lider</text:span></text:p>
      <text:list xml:id="list1441683923" text:style-name="L26">
        <text:list-item>
          <text:p text:style-name="P52">Up/Down: --</text:p>
        </text:list-item>
      </text:list>
      <text:p text:style-name="P13"><text:span text:style-name="T10">P</text:span><text:span text:style-name="T9">inky </text:span><text:span text:style-name="T10">switch</text:span><text:span text:style-name="T9"> -- Autothrottle</text:span></text:p>
      <text:list xml:id="list381539916" text:style-name="L27">
        <text:list-item>
          <text:p text:style-name="P53">P: Toggle ATC (Automatic Throttle Control)</text:p>
        </text:list-item>
      </text:list>
      <text:p text:style-name="P4"><text:span text:style-name="T13">P</text:span>inky button -- RAID/FLIR button</text:p>
      <text:p text:style-name="P10">Radar in TWS or STT:</text:p>
      <text:list xml:id="list1255544399" text:style-name="L28">
        <text:list-item>
          <text:p text:style-name="P75"><text:span text:style-name="T10">P: </text:span><text:span text:style-name="T9">Select RAID mode</text:span></text:p>
        </text:list-item>
      </text:list>
      <text:p text:style-name="P10">HARM selected:</text:p>
      <text:list xml:id="list319521415" text:style-name="L29">
        <text:list-item>
          <text:p text:style-name="P76"><text:span text:style-name="T10">P: </text:span><text:span text:style-name="T9">Cycle HARM targets from center outwards</text:span></text:p>
        </text:list-item>
      </text:list>
      <text:p text:style-name="P10">TGP FLIR selected:</text:p>
      <text:list xml:id="list2932729178" text:style-name="L30">
        <text:list-item>
          <text:p text:style-name="P77"><text:span text:style-name="T10">P: </text:span><text:span text:style-name="T9">Toggles FLIR/TV mode.</text:span></text:p>
        </text:list-item>
        <text:list-item>
          <text:p text:style-name="P77"><text:span text:style-name="T10">L-P: In FLIR, </text:span><text:span text:style-name="T15">t</text:span><text:span text:style-name="T14">oggles white-</text:span><text:span text:style-name="T16">hot/black-hot</text:span></text:p>
        </text:list-item>
      </text:list>
      <text:p text:style-name="P10">Maverick selected:</text:p>
      <text:list xml:id="list354867146" text:style-name="L31">
        <text:list-item>
          <text:p text:style-name="P78"><text:span text:style-name="T10">P: </text:span><text:span text:style-name="T9">Toggles ground stabilize.</text:span></text:p>
        </text:list-item>
      </text:list>
      <text:p text:style-name="P4">Pinky wheel</text:p>
      <text:list xml:id="list483918489" text:style-name="L32">
        <text:list-item>
          <text:p text:style-name="P54">F/B: --</text:p>
        </text:list-item>
        <text:list-item>
          <text:p text:style-name="P54">P: Exterior lights on/off</text:p>
        </text:list-item>
      </text:list>
      <text:p text:style-name="P1"/>
      <text:p text:style-name="P1"/>
      <text:p text:style-name="P1"/>
      <text:p text:style-name="P1"/>
      <text:p text:style-name="P3"><text:soft-page-break/>Throttle mapping -- <text:span text:style-name="T17">Base</text:span></text:p>
      <text:p text:style-name="P3"/>
      <text:p text:style-name="P4">Mode selector</text:p>
      <text:list xml:id="list1930027377" text:style-name="L33">
        <text:list-item>
          <text:p text:style-name="P79"><text:span text:style-name="T9">Turn: Selective Jettison selector sleeve </text:span><text:span text:style-name="T11">(T2 switch is jettison button)</text:span></text:p>
        </text:list-item>
      </text:list>
      <text:p text:style-name="P4">Flaps lever</text:p>
      <text:list xml:id="list936984534" text:style-name="L34">
        <text:list-item>
          <text:p text:style-name="P80"><text:span text:style-name="T11">Axis</text:span><text:span text:style-name="T9">: --</text:span></text:p>
        </text:list-item>
      </text:list>
      <text:p text:style-name="P4">T1 switch</text:p>
      <text:list xml:id="list3598703353" text:style-name="L35">
        <text:list-item>
          <text:p text:style-name="P81"><text:span text:style-name="T9">F: Holds FCS BIT switch </text:span><text:span text:style-name="T11">when on</text:span><text:span text:style-name="T9"> (right wall of cockpit, used when doing some startup checks)</text:span></text:p>
        </text:list-item>
      </text:list>
      <text:p text:style-name="P4">T2 switch</text:p>
      <text:list xml:id="list2948864016" text:style-name="L36">
        <text:list-item>
          <text:p text:style-name="P82"><text:span text:style-name="T9">F: Selective Jettison button press and hold </text:span><text:span text:style-name="T11">when on</text:span></text:p>
        </text:list-item>
      </text:list>
      <text:p text:style-name="P4">T3 switch</text:p>
      <text:list xml:id="list1866675752" text:style-name="L37">
        <text:list-item>
          <text:p text:style-name="P63">F: --</text:p>
        </text:list-item>
      </text:list>
      <text:p text:style-name="P5">T4 switch</text:p>
      <text:list xml:id="list244365638" text:style-name="L38">
        <text:list-item>
          <text:p text:style-name="P64">F: --</text:p>
        </text:list-item>
      </text:list>
      <text:p text:style-name="P5">Lighted Buttons -- Master Modes, Master Arm, carrier calls</text:p>
      <text:list xml:id="list177208" text:style-name="L39">
        <text:list-item>
          <text:p text:style-name="P83"><text:span text:style-name="T11">B1</text:span><text:span text:style-name="T9">: </text:span><text:span text:style-name="T11">T</text:span><text:span text:style-name="T9">oggle A/A mode<text:tab/></text:span><text:span text:style-name="T11">B2: Master Arm ON<text:tab/><text:tab/>B3: Salute</text:span></text:p>
        </text:list-item>
      </text:list>
      <text:list xml:id="list2612516596" text:style-name="L40">
        <text:list-item>
          <text:p text:style-name="P84"><text:span text:style-name="T11">B</text:span><text:span text:style-name="T8">4: Toggle A/G mode<text:tab/>B5: Master Arm OFF<text:tab/><text:tab/>B6: Hornet Ball</text:span></text:p>
        </text:list-item>
      </text:list>
      <text:p text:style-name="P4">T5 switch -- Gear and Hook</text:p>
      <text:list xml:id="list2985964991" text:style-name="L41">
        <text:list-item>
          <text:p text:style-name="P55">U/D: Gear up/down</text:p>
        </text:list-item>
        <text:list-item>
          <text:p text:style-name="P85"><text:span text:style-name="T9">S-U/</text:span><text:span text:style-name="T11">S-</text:span><text:span text:style-name="T9">D: Hook up/down</text:span></text:p>
        </text:list-item>
      </text:list>
      <text:p text:style-name="P4">T6 switch -- Flaps and <text:span text:style-name="T17">Refueling </text:span>Probe</text:p>
      <text:list xml:id="list1815450374" text:style-name="L42">
        <text:list-item>
          <text:p text:style-name="P56">U/D: Flaps switch up/down one notch</text:p>
        </text:list-item>
        <text:list-item>
          <text:p text:style-name="P86"><text:span text:style-name="T9">S-U/</text:span><text:span text:style-name="T11">S-</text:span><text:span text:style-name="T9">D: Refueling probe extend/retract</text:span></text:p>
        </text:list-item>
      </text:list>
      <text:p text:style-name="P4">T7 switch -- Canopy</text:p>
      <text:list xml:id="list1554753380" text:style-name="L43">
        <text:list-item>
          <text:p text:style-name="P57">U/D: Canopy up/down</text:p>
        </text:list-item>
      </text:list>
      <text:p text:style-name="P4">E1 dial -- <text:span text:style-name="T17">Kneeboard</text:span></text:p>
      <text:list xml:id="list853732134" text:style-name="L44">
        <text:list-item>
          <text:p text:style-name="P65">P: Kneeboard toggle</text:p>
        </text:list-item>
        <text:list-item>
          <text:p text:style-name="P65">Rotate: Flip pages</text:p>
        </text:list-item>
      </text:list>
      <text:list xml:id="list3357417705" text:style-name="L45">
        <text:list-item>
          <text:p text:style-name="P66">S-Rotate: RWR volume up/down</text:p>
        </text:list-item>
      </text:list>
      <text:p text:style-name="P4">E2 dial -- <text:span text:style-name="T17">NVGs</text:span></text:p>
      <text:list xml:id="list283641180" text:style-name="L46">
        <text:list-item>
          <text:p text:style-name="P67">P: Toggle NVGs on/off</text:p>
        </text:list-item>
        <text:list-item>
          <text:p text:style-name="P67">Rotate: NVG gain up/down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7"><text:soft-page-break/>Gri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197600181088">
          <table:table-cell table:style-name="Table1.A1" office:value-type="string">
            <text:p text:style-name="P14">Pinky button</text:p>
          </table:table-cell>
          <table:table-cell table:style-name="Table1.A1" office:value-type="string">
            <text:p text:style-name="P14">Pinky switch</text:p>
            <text:p text:style-name="P18">Up:<text:tab/><text:tab/>--</text:p>
            <text:p text:style-name="P18">Down:<text:tab/>--</text:p>
            <text:p text:style-name="P18"><text:span text:style-name="T2">Press</text:span>:<text:tab/>--</text:p>
          </table:table-cell>
          <table:table-cell table:style-name="Table1.A1" office:value-type="string">
            <text:p text:style-name="P14">Ring finger slider</text:p>
            <text:p text:style-name="P24">Axis: --</text:p>
          </table:table-cell>
          <table:table-cell table:style-name="Table1.A1" office:value-type="string">
            <text:p text:style-name="P14">Middle finger hat</text:p>
            <text:p text:style-name="P18">Up:<text:tab/><text:tab/>--</text:p>
            <text:p text:style-name="P18">Down:<text:tab/>--</text:p>
            <text:p text:style-name="P19">Forward:<text:tab/>--</text:p>
            <text:p text:style-name="P19">Back:<text:tab/>--</text:p>
          </table:table-cell>
          <table:table-cell table:style-name="Table1.E1" office:value-type="string">
            <text:p text:style-name="P14">Ministick</text:p>
          </table:table-cell>
        </table:table-row>
        <table:table-row table:style-name="TableLine2198909382544">
          <table:table-cell table:style-name="Table1.A2" office:value-type="string">
            <text:p text:style-name="P14">Pinky wheel</text:p>
          </table:table-cell>
          <table:table-cell table:style-name="Table1.B2" table:number-columns-spanned="2" office:value-type="string">
            <text:p text:style-name="P15">Front thumb button</text:p>
            <text:p text:style-name="P21">Press: --</text:p>
          </table:table-cell>
          <table:covered-table-cell/>
          <table:table-cell table:style-name="Table1.D2" table:number-columns-spanned="2" office:value-type="string">
            <text:p text:style-name="P16">Top hat</text:p>
            <text:p text:style-name="P30"><text:bookmark text:name="docs-internal-guid-e6dad43f-7fff-2e7d-02e9-aa721f459882"/>Countermeasures switch ON:</text:p>
            <text:p text:style-name="P31">Forward: Dispense program 5</text:p>
            <text:p text:style-name="P31">Backward: Dispense user program (default is program 1)</text:p>
            <text:p text:style-name="P32">Countermeasures switch BYPASS:</text:p>
            <text:p text:style-name="P32">Forward: Chaff (2x)</text:p>
            <text:p text:style-name="P32">Backward: Flares (2x)</text:p>
          </table:table-cell>
          <table:covered-table-cell/>
        </table:table-row>
        <table:table-row table:style-name="TableLine2197928241872">
          <table:table-cell table:style-name="Table1.A4" office:value-type="string">
            <text:p text:style-name="P20"/>
          </table:table-cell>
          <table:table-cell table:style-name="Table1.B2" table:number-columns-spanned="2" office:value-type="string">
            <text:p text:style-name="P15">Rear thumb button</text:p>
            <text:p text:style-name="P21">Press:</text:p>
            <text:p text:style-name="P21">NAV mode: Cage/uncage velocity vector on HUD</text:p>
            <text:p text:style-name="P27"><text:span text:style-name="T19">A/A mode AIM-9: Toggle cage/uncage seeker head. Can hold button to keep caged, maneuver to put new target in boresight, then release to uncage and track that target.</text:span></text:p>
            <text:p text:style-name="P21">A/G mode Maverick: Seeker head uncage.</text:p>
          </table:table-cell>
          <table:covered-table-cell/>
          <table:table-cell table:style-name="Table1.D2" table:number-columns-spanned="2" office:value-type="string">
            <text:p text:style-name="P14">Middle hat</text:p>
            <text:p text:style-name="P18">Up:<text:tab/><text:tab/>--</text:p>
            <text:p text:style-name="P19">Down:<text:tab/>--</text:p>
            <text:p text:style-name="P19">Forward:<text:tab/>--</text:p>
            <text:p text:style-name="P19">Back:<text:tab/>--</text:p>
          </table:table-cell>
          <table:covered-table-cell/>
        </table:table-row>
        <table:table-row table:style-name="TableLine2197928235344">
          <table:table-cell table:style-name="Table1.A4" office:value-type="string">
            <text:p text:style-name="P20"/>
          </table:table-cell>
          <table:table-cell table:style-name="Table1.B2" table:number-columns-spanned="2" office:value-type="string">
            <text:p text:style-name="P15">Bottom thumb button</text:p>
            <text:p text:style-name="P21">Press: --</text:p>
          </table:table-cell>
          <table:covered-table-cell/>
          <table:table-cell table:style-name="Table1.D2" table:number-columns-spanned="2" office:value-type="string">
            <text:p text:style-name="P14">Bottom hat</text:p>
            <text:p text:style-name="P28">Up: --</text:p>
            <text:p text:style-name="P28">Down: --</text:p>
            <text:p text:style-name="P23"><text:bookmark text:name="docs-internal-guid-d895bf36-7fff-302a-b570-540be4dc903a"/><text:span text:style-name="T3">Forward: </text:span><text:span text:style-name="T4">E</text:span><text:span text:style-name="T3">xtend speedbrakes (keeps extending while held, stays open when you let go). If flaps are extended, button must be held to keep speedbrakes out.</text:span></text:p>
            <text:p text:style-name="P29">Backward: Retract speedbrakes (single press fully retracts)</text:p>
          </table:table-cell>
          <table:covered-table-cell/>
        </table:table-row>
      </table:table>
      <text:p text:style-name="P33"/>
      <text:p text:style-name="P33">Base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 table:style-name="TableLine2197928236432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4">T1</text:p>
            <text:p text:style-name="P25">Up: --</text:p>
            <text:p text:style-name="P25">Down: --</text:p>
          </table:table-cell>
          <table:table-cell table:style-name="Table2.E1" table:number-rows-spanned="2" office:value-type="string">
            <text:p text:style-name="P14">Flaps lever</text:p>
            <text:p text:style-name="P25">Axis: --</text:p>
          </table:table-cell>
        </table:table-row>
        <table:table-row table:style-name="TableLine2197928235616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4">T2</text:p>
            <text:p text:style-name="P25">Up: --</text:p>
            <text:p text:style-name="P25">Down: --</text:p>
          </table:table-cell>
          <table:covered-table-cell/>
        </table:table-row>
        <table:table-row table:style-name="TableLine2197928243504">
          <table:table-cell table:style-name="Table2.A2" office:value-type="string">
            <text:p text:style-name="P14">T3</text:p>
            <text:p text:style-name="P25">Up: --</text:p>
            <text:p text:style-name="P25">Down: --</text:p>
          </table:table-cell>
          <table:table-cell table:style-name="Table2.A2" office:value-type="string">
            <text:p text:style-name="P14">B1</text:p>
          </table:table-cell>
          <table:table-cell table:style-name="Table2.A2" office:value-type="string">
            <text:p text:style-name="P14">B2</text:p>
          </table:table-cell>
          <table:table-cell table:style-name="Table2.A2" office:value-type="string">
            <text:p text:style-name="P14">B3</text:p>
          </table:table-cell>
          <table:table-cell table:style-name="Table2.E3" table:number-rows-spanned="2" office:value-type="string">
            <text:p text:style-name="P14">Mode dial</text:p>
            <text:p text:style-name="P25">1: --</text:p>
            <text:p text:style-name="P25">2: --</text:p>
            <text:p text:style-name="P25">3: --</text:p>
            <text:p text:style-name="P25">4: --</text:p>
            <text:p text:style-name="P25">5: --</text:p>
          </table:table-cell>
        </table:table-row>
        <table:table-row table:style-name="TableLine2197928250032">
          <table:table-cell table:style-name="Table2.A2" office:value-type="string">
            <text:p text:style-name="P14">T4</text:p>
            <text:p text:style-name="P25">Up: --</text:p>
            <text:p text:style-name="P25">Down: --</text:p>
          </table:table-cell>
          <table:table-cell table:style-name="Table2.A2" office:value-type="string">
            <text:p text:style-name="P14">B4</text:p>
          </table:table-cell>
          <table:table-cell table:style-name="Table2.A2" office:value-type="string">
            <text:p text:style-name="P14">B5</text:p>
          </table:table-cell>
          <table:table-cell table:style-name="Table2.A2" office:value-type="string">
            <text:p text:style-name="P14">B6</text:p>
          </table:table-cell>
          <table:covered-table-cell/>
        </table:table-row>
        <table:table-row table:style-name="TableLine2197928241328">
          <table:table-cell table:style-name="Table2.A2" office:value-type="string">
            <text:p text:style-name="P14">T5</text:p>
            <text:p text:style-name="P25">Up: --</text:p>
            <text:p text:style-name="P25">Down: --</text:p>
          </table:table-cell>
          <table:table-cell table:style-name="Table2.A2" office:value-type="string">
            <text:p text:style-name="P14">T6</text:p>
            <text:p text:style-name="P25">Up: --</text:p>
            <text:p text:style-name="P22">Down: --</text:p>
          </table:table-cell>
          <table:table-cell table:style-name="Table2.A2" office:value-type="string">
            <text:p text:style-name="P17">T7</text:p>
            <text:p text:style-name="P25">Up: --</text:p>
            <text:p text:style-name="P25">Down: --</text:p>
          </table:table-cell>
          <table:table-cell table:style-name="Table2.A2" office:value-type="string">
            <text:p text:style-name="P14">E1</text:p>
            <text:p text:style-name="P25">Press: --</text:p>
            <text:p text:style-name="P25">Rotate: --</text:p>
          </table:table-cell>
          <table:table-cell table:style-name="Table2.E3" office:value-type="string">
            <text:p text:style-name="P14">E2</text:p>
            <text:p text:style-name="P25">Press: --</text:p>
            <text:p text:style-name="P25">Rotate: --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22:25:35.103000000</dc:date>
    <meta:editing-duration>PT2H52M55S</meta:editing-duration>
    <meta:editing-cycles>12</meta:editing-cycles>
    <meta:generator>LibreOffice/7.0.3.1$Windows_X86_64 LibreOffice_project/d7547858d014d4cf69878db179d326fc3483e082</meta:generator>
    <meta:document-statistic meta:table-count="2" meta:image-count="0" meta:object-count="0" meta:page-count="6" meta:paragraph-count="211" meta:word-count="1009" meta:character-count="5220" meta:non-whitespace-character-count="4493"/>
  </office:meta>
</office:document-meta>
</file>